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onic Cry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smerizing Lasso (DoT)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esmerizing Lasso (Tick)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g Glove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tarang Multi-Shot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0T18:27:50.196000000</meta:creation-date>
    <dc:date>2023-07-10T18:29:50.159000000</dc:date>
    <meta:editing-duration>PT2M</meta:editing-duration>
    <meta:editing-cycles>1</meta:editing-cycles>
    <meta:document-statistic meta:table-count="1" meta:cell-count="17" meta:object-count="0"/>
    <meta:generator>LibreOffice/7.5.0.3$Windows_X86_64 LibreOffice_project/c21113d003cd3efa8c53188764377a8272d9d6de</meta:generator>
  </office:meta>
</office:document-meta>
</file>